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9" style:family="paragraph" style:parent-style-name="Text_20_body">
      <style:text-properties fo:font-size="6pt" style:font-size-asian="5.25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5c63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4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6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5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4">DDT n.</text:p>
                </table:table-cell>
                <table:table-cell table:style-name="Tabella6.A1" office:value-type="string">
                  <text:p text:style-name="P29">DATA / DATE</text:p>
                </table:table-cell>
              </table:table-row>
              <table:table-row>
                <table:table-cell table:style-name="Tabella6.A1" office:value-type="string">
                  <text:p text:style-name="P29"><text:placeholder text:placeholder-type="text">&lt;o.name&gt;</text:placeholder></text:p>
                </table:table-cell>
                <table:table-cell table:style-name="Tabella6.A1" office:value-type="string">
                  <text:p text:style-name="P29"><text:placeholder text:placeholder-type="text">&lt;formatLang(o.date, date=True) if o.date else ""&gt;</text:placeholder></text:p>
                </table:table-cell>
              </table:table-row>
            </table:table>
            <text:p text:style-name="P54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4">CODICE CLIENTE / CUSTOMER CODE <text:s text:c="10"/><text:span text:style-name="T11">Codice mexal</text:span></text:p>
            <text:p text:style-name="P46">DESTINAZIONE / DELI<text:span text:style-name="T13">V</text:span>ERY ADDRESS / LUOGO DI SCARICO</text:p>
            <text:p text:style-name="P47"/>
          </table:table-cell>
        </table:table-row>
      </table:table>
      <text:p text:style-name="P49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4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4">Ns Ordine / Our order confirmation</text:p>
          </table:table-cell>
          <table:covered-table-cell/>
          <table:table-cell table:style-name="Tabella5.A2" table:number-columns-spanned="2" office:value-type="string">
            <text:p text:style-name="P34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4">Ordine cliente</text:p>
          </table:table-cell>
          <table:table-cell table:style-name="Tabella5.A1" office:value-type="string">
            <text:p text:style-name="P37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4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5">Causale del trasporto</text:p>
          </table:table-cell>
          <table:covered-table-cell/>
          <table:table-cell table:style-name="Tabella5.A2" table:number-columns-spanned="2" office:value-type="string">
            <text:p text:style-name="P34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2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2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8">Trasporto a cura del</text:p>
          </table:table-cell>
          <table:covered-table-cell/>
          <table:table-cell table:style-name="Tabella5.A2" table:number-columns-spanned="2" office:value-type="string">
            <text:p text:style-name="P38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3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6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9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1">COD. ART.</text:p>
            </table:table-cell>
            <table:table-cell table:style-name="Tabella1.A1" office:value-type="string">
              <text:p text:style-name="P41">DESCRIZIONE ARTICOLO / PRODUCT DESCRIPTION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41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2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5"><text:placeholder text:placeholder-type="text">&lt;l.alias_id.default_code if l.alias_id else l.product_id.default_code&gt;</text:placeholder></text:p>
          </table:table-cell>
          <table:table-cell table:style-name="Tabella1.B3" office:value-type="string">
            <text:p text:style-name="P22"><text:s text:c="3"/><text:placeholder text:placeholder-type="text">&lt;l.alias_id.name if l.alias_id else l.product_id.name&gt;</text:placeholder></text:p>
            <text:p text:style-name="P45"><text:s text:c="3"/>Batch: lotto <text:s text:c="12"/>Packing: imballaggio</text:p>
          </table:table-cell>
          <table:table-cell table:style-name="Tabella1.C3" office:value-type="string">
            <text:p text:style-name="P21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20"><text:s/><text:span text:style-name="T6"><text:placeholder text:placeholder-type="text">&lt;formatLang(l.product_qty, digits=get_digits(dp='Account'))&gt;</text:placeholder></text:span></text:p>
          </table:table-cell>
        </table:table-row>
        <table:table-row>
          <table:table-cell table:style-name="Tabella1.A4" table:number-columns-spanned="4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1.A5" table:number-columns-spanned="4" office:value-type="string">
            <text:p text:style-name="P27">“<text:span text:style-name="T10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51">ASPETTO ESTERIORE DEI BENI / PACKING</text:p>
          </table:table-cell>
          <table:table-cell table:style-name="Tabella2.A1" table:number-columns-spanned="2" office:value-type="string">
            <text:p text:style-name="P51">PESO NETTO / NET WEIGHT</text:p>
          </table:table-cell>
          <table:covered-table-cell/>
          <table:table-cell table:style-name="Tabella2.D1" office:value-type="string">
            <text:p text:style-name="P51">COLLI / PACKS N.</text:p>
          </table:table-cell>
        </table:table-row>
        <table:table-row>
          <table:table-cell table:style-name="Tabella2.A2" office:value-type="string">
            <text:p text:style-name="P28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31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30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52">FIRMA DEL CONDUCENTE / DRIVER SIGNATURE</text:p>
          </table:table-cell>
          <table:covered-table-cell/>
          <table:table-cell table:style-name="Tabella2.C3" table:number-columns-spanned="2" office:value-type="string">
            <text:p text:style-name="P52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53">VETTORE / FORWARDER</text:p>
          </table:table-cell>
          <table:covered-table-cell/>
          <table:table-cell table:style-name="Tabella2.C4" table:number-columns-spanned="2" office:value-type="string">
            <text:p text:style-name="P53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6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50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3"><text:s/><text:span text:style-name="T12"><text:placeholder text:placeholder-type="text">&lt;o.move_lines.partner_id.street&gt;</text:placeholder></text:span></text:p>
            <text:p text:style-name="P48"><text:span text:style-name="T12"><text:s/></text:span><text:span text:style-name="T12"><text:placeholder text:placeholder-type="text">&lt;o.move_lines.partner_id.city&gt;</text:placeholder></text:span></text:p>
            <text:p text:style-name="P44">P.IVA: </text:p>
          </table:table-cell>
          <table:covered-table-cell/>
          <table:table-cell table:style-name="Tabella2.C6" table:number-columns-spanned="2" office:value-type="string">
            <text:p text:style-name="P53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53">ANNOTAZIONI / NOTES</text:p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5T16:55:51.874534227</dc:date>
    <meta:editing-duration>P5DT15H25M1S</meta:editing-duration>
    <meta:editing-cycles>623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257" meta:character-count="2170" meta:non-whitespace-character-count="1944"/>
    <meta:user-defined meta:name="Info 1"/>
    <meta:user-defined meta:name="Info 2"/>
    <meta:user-defined meta:name="Info 3"/>
    <meta:user-defined meta:name="Info 4"/>
  </office:meta>
</office:document-meta>
</file>